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9341b" officeooo:paragraph-rsid="0009341b"/>
    </style:style>
    <style:style style:name="P2" style:family="paragraph" style:parent-style-name="Standard">
      <style:text-properties fo:language="en" fo:country="US" officeooo:rsid="000a4a85" officeooo:paragraph-rsid="000a4a85"/>
    </style:style>
    <style:style style:name="P3" style:family="paragraph" style:parent-style-name="Standard">
      <style:text-properties fo:language="en" fo:country="US" officeooo:rsid="000ab2c4" officeooo:paragraph-rsid="000ab2c4"/>
    </style:style>
    <style:style style:name="P4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text-properties fo:color="#d4d4d4" style:font-name="Consolas" fo:font-size="10.5pt" fo:language="en" fo:country="US" fo:font-weight="normal" officeooo:rsid="0009341b" officeooo:paragraph-rsid="0009341b" fo:background-color="#1e1e1e"/>
    </style:style>
    <style:style style:name="T1" style:family="text">
      <style:text-properties fo:language="el" fo:country="GR"/>
    </style:style>
    <style:style style:name="T2" style:family="text">
      <style:text-properties fo:color="#9cdcfe"/>
    </style:style>
    <style:style style:name="T3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pace preparation:</text:p>
      <text:p text:style-name="P1"/>
      <text:p text:style-name="P1">1) Download + install node.js</text:p>
      <text:p text:style-name="P1"><text:a xlink:type="simple" xlink:href="https://nodejs.org/en/download/" text:style-name="Internet_20_link" text:visited-style-name="Visited_20_Internet_20_Link">https://nodejs.org/en/download/</text:a></text:p>
      <text:p text:style-name="P1"/>
      <text:p text:style-name="P1">2) Download + install git</text:p>
      <text:p text:style-name="P1"><text:a xlink:type="simple" xlink:href="https://git-scm.com/downloads" text:style-name="Internet_20_link" text:visited-style-name="Visited_20_Internet_20_Link">https://git-scm.com/downloads</text:a></text:p>
      <text:p text:style-name="P1"/>
      <text:p text:style-name="P1">3) visual studio code:</text:p>
      <text:p text:style-name="P1"><text:a xlink:type="simple" xlink:href="https://code.visualstudio.com/" text:style-name="Internet_20_link" text:visited-style-name="Visited_20_Internet_20_Link">https://code.visualstudio.com/</text:a></text:p>
      <text:p text:style-name="P1"/>
      <text:p text:style-name="P1">4) MariaDB:</text:p>
      <text:p text:style-name="P1"><text:a xlink:type="simple" xlink:href="https://downloads.mariadb.org/mariadb/10.3.11/" text:style-name="Internet_20_link" text:visited-style-name="Visited_20_Internet_20_Link">https://downloads.mariadb.org/mariadb/10.3.11/</text:a></text:p>
      <text:p text:style-name="P1">Download to MSI <text:span text:style-name="T1">για </text:span>windows.</text:p>
      <text:p text:style-name="P1"/>
      <text:p text:style-name="P1">How to setup a database with a user:</text:p>
      <text:p text:style-name="P1"><text:a xlink:type="simple" xlink:href="http://www.daniloaz.com/en/how-to-create-a-user-in-mysql-mariadb-and-grant-permissions-on-a-specific-database/" text:style-name="Internet_20_link" text:visited-style-name="Visited_20_Internet_20_Link">http://www.daniloaz.com/en/how-to-create-a-user-in-mysql-mariadb-and-grant-permissions-on-a-specific-database/</text:a></text:p>
      <text:p text:style-name="P1"/>
      <text:p text:style-name="P1">Default database and user credentials:</text:p>
      <text:p text:style-name="P5"><text:span text:style-name="T2">database:</text:span> {</text:p>
      <text:p text:style-name="P4"><text:span text:style-name="T2">db_name:</text:span> <text:span text:style-name="T2">process</text:span>.<text:span text:style-name="T2">env</text:span>.<text:span text:style-name="T2">DB_NAME</text:span> || <text:span text:style-name="T3">"rns_softeng_database"</text:span>,</text:p>
      <text:p text:style-name="P4"><text:span text:style-name="T2">username:</text:span> <text:span text:style-name="T2">process</text:span>.<text:span text:style-name="T2">env</text:span>.<text:span text:style-name="T2">DB_USER</text:span> ||<text:span text:style-name="T3">"my_user"</text:span>,</text:p>
      <text:p text:style-name="P4"><text:span text:style-name="T2">password:</text:span> <text:span text:style-name="T2">process</text:span>.<text:span text:style-name="T2">env</text:span>.<text:span text:style-name="T2">DB_PASS</text:span> || <text:span text:style-name="T3">"my_password"</text:span></text:p>
      <text:p text:style-name="P4">}</text:p>
      <text:p text:style-name="P1"/>
      <text:p text:style-name="P1">5) Git clone repository <text:span text:style-name="T1">την πρώτη φορά</text:span></text:p>
      <text:p text:style-name="P1"><text:span text:style-name="T1"><text:s text:c="5"/></text:span>git fetch, git pull</text:p>
      <text:p text:style-name="P2"/>
      <text:p text:style-name="P2">6) npm install</text:p>
      <text:p text:style-name="P2"/>
      <text:p text:style-name="P2">7) Install nodemon: npm install -g nodemon</text:p>
      <text:p text:style-name="P2"/>
      <text:p text:style-name="P3">8) git branching : <text:a xlink:type="simple" xlink:href="https://jameschambers.co/writing/git-team-workflow-cheatsheet/" text:style-name="Internet_20_link" text:visited-style-name="Visited_20_Internet_20_Link">https://jameschambers.co/writing/git-team-workflow-cheatsheet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7:42:01.157000000</meta:creation-date>
    <dc:date>2018-12-15T18:51:52.525000000</dc:date>
    <meta:editing-duration>PT39M31S</meta:editing-duration>
    <meta:editing-cycles>1</meta:editing-cycles>
    <meta:generator>LibreOffice/5.0.3.2$Windows_X86_64 LibreOffice_project/e5f16313668ac592c1bfb310f4390624e3dbfb75</meta:generator>
    <meta:document-statistic meta:table-count="0" meta:image-count="0" meta:object-count="0" meta:page-count="1" meta:paragraph-count="23" meta:word-count="81" meta:character-count="811" meta:non-whitespace-character-count="748"/>
  </office:meta>
</office:document-meta>
</file>